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ira Sans" svg:font-family="'Fi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Fira Sans"/>
    </style:style>
    <style:style style:name="P2" style:family="paragraph" style:parent-style-name="Standard">
      <style:text-properties style:font-name="Fira Sans" officeooo:rsid="0029b4f0" officeooo:paragraph-rsid="0029b4f0"/>
    </style:style>
    <style:style style:name="P3" style:family="paragraph" style:parent-style-name="Standard">
      <style:text-properties style:font-name="Fira Sans" officeooo:rsid="0029b4f0" officeooo:paragraph-rsid="004f8a18"/>
    </style:style>
    <style:style style:name="P4" style:family="paragraph" style:parent-style-name="Standard">
      <style:text-properties style:font-name="Fira Sans" officeooo:rsid="0029b4f0" officeooo:paragraph-rsid="005005fc"/>
    </style:style>
    <style:style style:name="P5" style:family="paragraph" style:parent-style-name="Standard">
      <style:text-properties style:font-name="Fira Sans" officeooo:paragraph-rsid="005094ac"/>
    </style:style>
    <style:style style:name="P6" style:family="paragraph" style:parent-style-name="Table_20_Contents">
      <style:text-properties style:font-name="Fira Sans"/>
    </style:style>
    <style:style style:name="P7" style:family="paragraph" style:parent-style-name="Table_20_Contents">
      <style:text-properties style:font-name="Fira Sans" officeooo:paragraph-rsid="004f8a18"/>
    </style:style>
    <style:style style:name="P8" style:family="paragraph" style:parent-style-name="Table_20_Contents">
      <style:text-properties style:font-name="Fira Sans" officeooo:paragraph-rsid="005005fc"/>
    </style:style>
    <style:style style:name="P9" style:family="paragraph" style:parent-style-name="Table_20_Contents">
      <style:text-properties style:font-name="Fira Sans" officeooo:paragraph-rsid="005094ac"/>
    </style:style>
    <style:style style:name="P10" style:family="paragraph" style:parent-style-name="Table_20_Contents">
      <style:text-properties style:font-name="Fira Sans" fo:font-size="12pt" officeooo:paragraph-rsid="005094ac" style:font-size-asian="12pt" style:font-size-complex="12pt"/>
    </style:style>
    <style:style style:name="P11" style:family="paragraph" style:parent-style-name="Table_20_Contents">
      <style:text-properties style:font-name="Fira Sans" officeooo:rsid="005209b6" officeooo:paragraph-rsid="005209b6"/>
    </style:style>
    <style:style style:name="P12" style:family="paragraph" style:parent-style-name="Table_20_Contents">
      <style:text-properties style:font-name="Fira Sans" officeooo:paragraph-rsid="00594ed0"/>
    </style:style>
    <style:style style:name="P13" style:family="paragraph" style:parent-style-name="Table_20_Contents">
      <style:text-properties officeooo:paragraph-rsid="004f8a18"/>
    </style:style>
    <style:style style:name="P14" style:family="paragraph" style:parent-style-name="Table_20_Heading">
      <style:text-properties style:use-window-font-color="true" style:font-name="Fira Sans" officeooo:rsid="00218444" officeooo:paragraph-rsid="00218444" fo:background-color="transparent"/>
    </style:style>
    <style:style style:name="P15" style:family="paragraph" style:parent-style-name="Table_20_Heading">
      <style:text-properties style:use-window-font-color="true" style:font-name="Fira Sans" officeooo:rsid="00218444" officeooo:paragraph-rsid="004f8a18" fo:background-color="transparent"/>
    </style:style>
    <style:style style:name="P16" style:family="paragraph" style:parent-style-name="Table_20_Heading">
      <style:text-properties style:use-window-font-color="true" style:font-name="Fira Sans" officeooo:rsid="004f8a18" officeooo:paragraph-rsid="004f8a18" fo:background-color="transparent"/>
    </style:style>
    <style:style style:name="P17" style:family="paragraph" style:parent-style-name="Table_20_Heading">
      <style:text-properties style:use-window-font-color="true" style:font-name="Fira Sans" officeooo:rsid="005005fc" officeooo:paragraph-rsid="005005fc" fo:background-color="transparent"/>
    </style:style>
    <style:style style:name="P18" style:family="paragraph" style:parent-style-name="Table_20_Heading">
      <style:text-properties style:use-window-font-color="true" style:font-name="Fira Sans" officeooo:rsid="0050f910" officeooo:paragraph-rsid="0050f910" fo:background-color="transparent"/>
    </style:style>
    <style:style style:name="P19" style:family="paragraph" style:parent-style-name="Heading">
      <style:paragraph-properties fo:break-before="page"/>
      <style:text-properties style:font-name="Fira Sans" fo:font-weight="bold" officeooo:rsid="0029b4f0" officeooo:paragraph-rsid="00471812" style:font-weight-asian="bold" style:font-weight-complex="bold"/>
    </style:style>
    <style:style style:name="P20" style:family="paragraph" style:parent-style-name="Title">
      <style:text-properties style:font-name="Fira Sans" fo:font-size="20pt" officeooo:paragraph-rsid="005acfe7" style:font-size-asian="20pt" style:font-size-complex="20pt"/>
    </style:style>
    <style:style style:name="P21" style:family="paragraph" style:parent-style-name="Table_20_Contents">
      <style:text-properties style:font-name="Fira Sans" fo:font-size="11pt" officeooo:rsid="005209b6" officeooo:paragraph-rsid="005acfe7" style:font-size-asian="11pt" style:font-size-complex="11pt"/>
    </style:style>
    <style:style style:name="P22" style:family="paragraph" style:parent-style-name="Table_20_Contents">
      <style:text-properties style:font-name="Fira Sans" fo:font-weight="bold" officeooo:rsid="005d44d2" officeooo:paragraph-rsid="005d44d2" style:font-weight-asian="bold" style:font-weight-complex="bold"/>
    </style:style>
    <style:style style:name="P23" style:family="paragraph" style:parent-style-name="Table_20_Contents">
      <style:text-properties style:font-name="Fira Sans" fo:font-weight="normal" officeooo:rsid="005d44d2" officeooo:paragraph-rsid="005d44d2" style:font-weight-asian="normal" style:font-weight-complex="normal"/>
    </style:style>
    <style:style style:name="P24" style:family="paragraph" style:parent-style-name="Table_20_Contents">
      <style:text-properties style:font-name="Fira Sans" fo:font-size="13pt" fo:font-weight="bold" officeooo:rsid="005d44d2" officeooo:paragraph-rsid="005d44d2" style:font-size-asian="13pt" style:font-weight-asian="bold" style:font-size-complex="13pt" style:font-weight-complex="bold"/>
    </style:style>
    <style:style style:name="P25" style:family="paragraph" style:parent-style-name="Table_20_Contents">
      <style:text-properties style:font-name="Fira Sans" fo:font-size="11pt" officeooo:rsid="005209b6" officeooo:paragraph-rsid="005acfe7" style:font-size-asian="11pt" style:font-size-complex="11pt"/>
    </style:style>
    <style:style style:name="P26" style:family="paragraph" style:parent-style-name="Table_20_Contents">
      <style:text-properties officeooo:paragraph-rsid="005d44d2"/>
    </style:style>
    <style:style style:name="P27" style:family="paragraph" style:parent-style-name="Table_20_Contents">
      <style:text-properties officeooo:paragraph-rsid="0063c499"/>
    </style:style>
    <style:style style:name="P28" style:family="paragraph" style:parent-style-name="Table_20_Contents">
      <style:text-properties fo:font-size="13pt" officeooo:paragraph-rsid="0063c499" style:font-size-asian="13pt" style:font-size-complex="13pt"/>
    </style:style>
    <style:style style:name="P29" style:family="paragraph" style:parent-style-name="Text_20_body">
      <style:text-properties style:font-name="Fira Sans" fo:font-size="8pt" officeooo:paragraph-rsid="005f18e4" style:font-size-asian="8pt" style:font-size-complex="8pt"/>
    </style:style>
    <style:style style:name="P30" style:family="paragraph" style:parent-style-name="Standard">
      <style:text-properties style:font-name="Ubuntu" officeooo:paragraph-rsid="005acfe7"/>
    </style:style>
    <style:style style:name="P31" style:family="paragraph" style:parent-style-name="Standard">
      <style:text-properties style:font-name="Fira Sans" officeooo:paragraph-rsid="005acfe7"/>
    </style:style>
    <style:style style:name="P32" style:family="paragraph" style:parent-style-name="Footer">
      <style:paragraph-properties fo:text-align="center" style:justify-single-word="false"/>
      <style:text-properties style:font-name="Fira Sans" fo:font-size="8pt" style:font-size-asian="8pt" style:font-size-complex="8pt"/>
    </style:style>
    <style:style style:name="T1" style:family="text">
      <style:text-properties officeooo:rsid="0025ce0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officeooo:rsid="00471812" style:font-size-asian="12pt" style:font-weight-asian="normal" style:font-size-complex="12pt" style:font-weight-complex="normal"/>
    </style:style>
    <style:style style:name="T4" style:family="text">
      <style:text-properties style:font-name="Fira Sans"/>
    </style:style>
    <style:style style:name="T5" style:family="text">
      <style:text-properties style:font-name="Fira Sans" officeooo:rsid="004f8a18"/>
    </style:style>
    <style:style style:name="T6" style:family="text">
      <style:text-properties style:font-name="Fira Sans" officeooo:rsid="00594ed0"/>
    </style:style>
    <style:style style:name="T7" style:family="text">
      <style:text-properties style:font-name="Fira Sans" officeooo:rsid="0029b4f0"/>
    </style:style>
    <style:style style:name="T8" style:family="text">
      <style:text-properties style:font-name="Fira Sans" fo:font-size="11pt" officeooo:rsid="005acfe7" style:font-size-asian="11pt" style:font-size-complex="11pt"/>
    </style:style>
    <style:style style:name="T9" style:family="text">
      <style:text-properties style:font-name="Fira Sans" fo:font-size="11pt" fo:font-weight="bold" officeooo:rsid="005acfe7" style:font-size-asian="11pt" style:font-weight-asian="bold" style:font-size-complex="11pt" style:font-weight-complex="bold"/>
    </style:style>
    <style:style style:name="T10" style:family="text">
      <style:text-properties style:font-name="Fira Sans" fo:font-size="11pt" fo:font-weight="bold" officeooo:rsid="005ec718" style:font-size-asian="11pt" style:font-weight-asian="bold" style:font-size-complex="11pt" style:font-weight-complex="bold"/>
    </style:style>
    <style:style style:name="T11" style:family="text">
      <style:text-properties style:font-name="Fira Sans" fo:font-size="11pt" fo:font-weight="normal" officeooo:rsid="005d44d2" style:font-size-asian="11pt" style:font-weight-asian="normal" style:font-size-complex="11pt" style:font-weight-complex="normal"/>
    </style:style>
    <style:style style:name="T12" style:family="text">
      <style:text-properties style:font-name="Fira Sans" fo:font-size="12pt" officeooo:rsid="0029b4f0" style:font-size-asian="12pt" style:font-size-complex="12pt"/>
    </style:style>
    <style:style style:name="T13" style:family="text">
      <style:text-properties style:font-name="Fira Sans" fo:font-size="12pt" officeooo:rsid="005f18e4" style:font-size-asian="12pt" style:font-size-complex="12pt"/>
    </style:style>
    <style:style style:name="T14" style:family="text">
      <style:text-properties style:font-name="Fira Sans" officeooo:rsid="005f18e4"/>
    </style:style>
    <style:style style:name="T15" style:family="text">
      <style:text-properties style:font-name="Fira Sans" fo:font-weight="bold" officeooo:rsid="005ec718" style:font-weight-asian="bold" style:font-weight-complex="bold"/>
    </style:style>
    <style:style style:name="T16" style:family="text">
      <style:text-properties style:font-name="Fira Sans" fo:font-weight="bold" officeooo:rsid="005acfe7" style:font-weight-asian="bold" style:font-weight-complex="bold"/>
    </style:style>
    <style:style style:name="T17" style:family="text">
      <style:text-properties officeooo:rsid="005094ac"/>
    </style:style>
    <style:style style:name="T18" style:family="text">
      <style:text-properties officeooo:rsid="005acfe7"/>
    </style:style>
    <style:style style:name="T19" style:family="text">
      <style:text-properties style:font-name="Fira Sans"/>
    </style:style>
    <style:style style:name="T20" style:family="text">
      <style:text-properties style:font-name="Fira Sans" fo:font-size="11pt" officeooo:rsid="006753ae" style:font-size-asian="11pt" style:font-size-complex="11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5acfe7" style:font-weight-asian="bold" style:font-weight-complex="bold"/>
    </style:style>
    <style:style style:name="T23" style:family="text">
      <style:text-properties fo:font-weight="bold" officeooo:rsid="005ec718" style:font-weight-asian="bold" style:font-weight-complex="bold"/>
    </style:style>
    <style:style style:name="T24" style:family="text">
      <style:text-properties fo:font-size="11pt" style:font-size-asian="11pt" style:font-size-complex="11pt"/>
    </style:style>
    <style:style style:name="T25" style:family="text">
      <style:text-properties fo:font-size="11pt" officeooo:rsid="005acfe7" style:font-size-asian="11pt" style:font-size-complex="11pt"/>
    </style:style>
    <style:style style:name="T26" style:family="text">
      <style:text-properties fo:font-size="11pt" officeooo:rsid="005d44d2" style:font-size-asian="11pt" style:font-size-complex="11pt"/>
    </style:style>
    <style:style style:name="T27" style:family="text">
      <style:text-properties fo:font-size="11pt" officeooo:rsid="005ec718" style:font-size-asian="11pt" style:font-size-complex="11pt"/>
    </style:style>
    <style:style style:name="T28" style:family="text">
      <style:text-properties officeooo:rsid="0029b4f0"/>
    </style:style>
    <style:style style:name="T29" style:family="text">
      <style:text-properties officeooo:rsid="005ec718"/>
    </style:style>
    <style:style style:name="T30" style:family="text">
      <style:text-properties officeooo:rsid="005f18e4"/>
    </style:style>
    <style:style style:name="T31" style:family="text">
      <style:text-properties fo:font-size="13pt" fo:font-weight="bold" officeooo:rsid="005ec718" style:font-size-asian="13pt" style:font-weight-asian="bold" style:font-size-complex="13pt" style:font-weight-complex="bold"/>
    </style:style>
    <style:style style:name="T32" style:family="text">
      <style:text-properties fo:font-size="13pt" fo:font-weight="bold" officeooo:rsid="005acfe7" style:font-size-asian="13pt" style:font-weight-asian="bold" style:font-size-complex="13pt" style:font-weight-complex="bold"/>
    </style:style>
  </office:automatic-styles>
  <office:body>
    <office:text>
      <office:forms form:automatic-focus="false" form:apply-design-mode="false"/>
      <text:variable-decls>
        <text:variable-decl office:value-type="float" text:name="event_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event_description" text:name="py3o.event_description"/>
        <text:user-field-decl office:value-type="string" office:string-value="event_name" text:name="py3o.event_name"/>
        <text:user-field-decl office:value-type="string" office:string-value="event_name" text:name="py3o.document.total"/>
        <text:user-field-decl office:value-type="string" office:string-value="Line Value 3" text:name="py3o.line.val3"/>
        <text:user-field-decl office:value-type="string" office:string-value="Invoice.Amount" text:name="py3o.item.Amount"/>
        <text:user-field-decl office:value-type="string" office:string-value="Invoice.Currency" text:name="py3o.item.Currency"/>
        <text:user-field-decl office:value-type="string" office:string-value="Invoice.Reference" text:name="py3o.item.InvoiceRef"/>
        <text:user-field-decl office:value-type="string" office:string-value="line" text:name="py3o.line.val1"/>
        <text:user-field-decl office:value-type="string" office:string-value="Line Value 2" text:name="py3o.line.val2"/>
        <text:user-field-decl office:value-type="string" office:string-value="item.title" text:name="py3o.item.title"/>
        <text:user-field-decl office:value-type="string" office:string-value="item.text" text:name="py3o.item.text"/>
        <text:user-field-decl office:value-type="string" office:string-value="item.duration" text:name="py3o.item.duration"/>
        <text:user-field-decl office:value-type="string" office:string-value="event_date" text:name="py3o.event_date"/>
        <text:user-field-decl office:value-type="string" office:string-value="item.content_object.state" text:name="py3o.item.content_object.state"/>
        <text:user-field-decl office:value-type="string" office:string-value="item.content_type.name" text:name="py3o.item.content_type.name"/>
        <text:user-field-decl office:value-type="string" office:string-value="item.content_object" text:name="py3o.item.content_object"/>
        <text:user-field-decl office:value-type="string" office:string-value="item.itemprotocol.protocol" text:name="py3o.item.itemprotocol.protocol"/>
        <text:user-field-decl office:value-type="string" office:string-value="item.itemprotocol.protocol" text:name="py3o.itemprotocol.protocol"/>
        <text:user-field-decl office:value-type="string" office:string-value="user" text:name="py3o.user"/>
        <text:user-field-decl office:value-type="string" office:string-value="assignment" text:name="py3o.assignment"/>
        <text:user-field-decl office:value-type="string" office:string-value="user.structure_level" text:name="py3o.user.structure_level"/>
        <text:user-field-decl office:value-type="string" office:string-value="user.last_name" text:name="py3o.user.last_name"/>
        <text:user-field-decl office:value-type="string" office:string-value="user.first_name" text:name="py3o.user.first_name"/>
        <text:user-field-decl office:value-type="string" office:string-value="motion.title" text:name="py3o.motion.title"/>
        <text:user-field-decl office:value-type="string" office:string-value="motion.text" text:name="py3o.motion.text"/>
        <text:user-field-decl office:value-type="string" office:string-value="motion.identifier" text:name="py3o.motion.identifier"/>
        <text:user-field-decl office:value-type="string" office:string-value="motion.item.item_number" text:name="py3o.motion.item.item_number"/>
        <text:user-field-decl office:value-type="string" office:string-value="submitter" text:name="py3o.submitter"/>
        <text:user-field-decl office:value-type="string" office:string-value="motion.reason" text:name="py3o.motion.reasong"/>
        <text:user-field-decl office:value-type="string" office:string-value="text" text:name="py3o.text"/>
        <text:user-field-decl office:value-type="string" office:string-value="reason" text:name="py3o.reason"/>
      </text:user-field-decls>
      <text:p text:style-name="P20"><text:span text:style-name="T29">Motion </text:span><text:span text:style-name="T29"><text:user-field-get text:name="py3o.motion.identifier">motion.identifier</text:user-field-get></text:span></text:p>
      <text:p text:style-name="P30"/>
      <text:p text:style-name="P21"><text:span text:style-name="T31">Title</text:span><text:span text:style-name="T32">:</text:span><text:span text:style-name="T22"><text:line-break/></text:span><text:span text:style-name="T21"><text:user-field-get text:name="py3o.motion.title">motion.title</text:user-field-get></text:span></text:p>
      <text:p text:style-name="P21"/>
      <text:p text:style-name="P28"><text:span text:style-name="T15">Submitter</text:span><text:span text:style-name="T16">:</text:span></text:p>
      <text:p text:style-name="P27"><text:a xlink:type="simple" xlink:href="py3o://for=&quot;submitter in motion.submitter.all()&quot;" text:style-name="Internet_20_link" text:visited-style-name="Visited_20_Internet_20_Link"><text:span text:style-name="T20">for="submitter in motion.submitter.all()"</text:span></text:a></text:p>
      <text:p text:style-name="P21"><text:user-field-get text:name="py3o.submitter">submitter</text:user-field-get></text:p>
      <text:p text:style-name="P21"><text:a xlink:type="simple" xlink:href="py3o:///for" text:style-name="Internet_20_link" text:visited-style-name="Visited_20_Internet_20_Link"><text:span text:style-name="T4">/for</text:span></text:a></text:p>
      <text:p text:style-name="P31"/>
      <text:p text:style-name="P24"><text:span text:style-name="T29">Motion text</text:span>:</text:p>
      <text:p text:style-name="P23"><text:span text:style-name="T24"><text:user-field-get text:name="py3o.text">text</text:user-field-get></text:span></text:p>
      <text:p text:style-name="P22"/>
      <text:p text:style-name="P24"><text:span text:style-name="T29">Reason</text:span>:</text:p>
      <text:p text:style-name="P26"><text:span text:style-name="T11"><text:user-field-get text:name="py3o.reason">reason</text:user-field-ge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ira Sans" svg:font-family="'Fi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text-properties style:font-name="Fira Sans" fo:font-size="8pt" officeooo:paragraph-rsid="005f18e4" style:font-size-asian="8pt" style:font-size-complex="8pt"/>
    </style:style>
    <style:style style:name="MP2" style:family="paragraph" style:parent-style-name="Footer">
      <style:paragraph-properties fo:text-align="center" style:justify-single-word="false"/>
      <style:text-properties style:font-name="Fira Sans" fo:font-size="8pt" style:font-size-asian="8pt" style:font-size-complex="8pt"/>
    </style:style>
    <style:style style:name="MT1" style:family="text">
      <style:text-properties officeooo:rsid="0025ce0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event_date" text:name="py3o.event_date"/>
          <text:user-field-decl office:value-type="string" office:string-value="event_description" text:name="py3o.event_description"/>
          <text:user-field-decl office:value-type="string" office:string-value="event_name" text:name="py3o.event_name"/>
        </text:user-field-decls>
        <text:p text:style-name="MP1"><text:user-field-get text:name="py3o.event_name">event_name</text:user-field-get> <text:span text:style-name="MT1">| </text:span><text:span text:style-name="MT1"><text:user-field-get text:name="py3o.event_description">event_description</text:user-field-get></text:span><text:span text:style-name="MT1"><text:line-break/></text:span><text:span text:style-name="MT1"><text:user-field-get text:name="py3o.event_date">event_date</text:user-field-get></text:span>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15-03-03T20:41:24.664591194</meta:creation-date>
    <dc:language>en-GB</dc:language>
    <meta:editing-cycles>6</meta:editing-cycles>
    <meta:editing-duration>PT2H4M22S</meta:editing-duration>
    <dc:date>2015-03-03T22:57:55.597487434</dc:date>
    <meta:document-statistic meta:table-count="0" meta:image-count="0" meta:object-count="0" meta:page-count="1" meta:paragraph-count="12" meta:word-count="20" meta:character-count="178" meta:non-whitespace-character-count="170"/>
    <meta:user-defined meta:name="Info 1"/>
    <meta:user-defined meta:name="Info 2"/>
    <meta:user-defined meta:name="Info 3"/>
    <meta:user-defined meta:name="Info 4"/>
  </office:meta>
</office:document-meta>
</file>